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bbe" officeooo:paragraph-rsid="0016ebbe"/>
    </style:style>
    <style:style style:name="P2" style:family="paragraph" style:parent-style-name="Standard">
      <style:paragraph-properties fo:text-align="start" style:justify-single-word="false"/>
      <style:text-properties officeooo:rsid="0016ebbe" officeooo:paragraph-rsid="0016ebbe"/>
    </style:style>
    <style:style style:name="P3" style:family="paragraph" style:parent-style-name="Standard_20__28_user_29_">
      <style:paragraph-properties fo:line-height="150%" fo:text-align="start" style:justify-single-word="false"/>
      <style:text-properties officeooo:rsid="0016ebbe" officeooo:paragraph-rsid="001c6ebf"/>
    </style:style>
    <style:style style:name="P4" style:family="paragraph" style:parent-style-name="Standard_20__28_user_29_">
      <style:paragraph-properties fo:line-height="150%"/>
      <style:text-properties officeooo:paragraph-rsid="001c6ebf"/>
    </style:style>
    <style:style style:name="P5" style:family="paragraph" style:parent-style-name="Text_20_body">
      <style:paragraph-properties fo:text-align="start" style:justify-single-word="false"/>
      <style:text-properties officeooo:rsid="0016ebbe" officeooo:paragraph-rsid="0016ebbe"/>
    </style:style>
    <style:style style:name="T1" style:family="text">
      <style:text-properties officeooo:rsid="0016ebbe"/>
    </style:style>
    <style:style style:name="T2" style:family="text">
      <style:text-properties officeooo:rsid="001826e6"/>
    </style:style>
    <style:style style:name="T3" style:family="text">
      <style:text-properties officeooo:rsid="00189e0a"/>
    </style:style>
    <style:style style:name="T4" style:family="text">
      <style:text-properties officeooo:rsid="001a28d7"/>
    </style:style>
    <style:style style:name="T5" style:family="text">
      <style:text-properties style:text-underline-style="solid" style:text-underline-width="auto" style:text-underline-color="font-color" officeooo:rsid="0016ebbe"/>
    </style:style>
    <style:style style:name="T6" style:family="text">
      <style:text-properties style:text-underline-style="solid" style:text-underline-width="auto" style:text-underline-color="font-color" officeooo:rsid="001826e6"/>
    </style:style>
    <style:style style:name="T7" style:family="text">
      <style:text-properties style:text-underline-style="solid" style:text-underline-width="auto" style:text-underline-color="font-color" officeooo:rsid="00189e0a"/>
    </style:style>
    <style:style style:name="T8" style:family="text">
      <style:text-properties style:text-underline-style="solid" style:text-underline-width="auto" style:text-underline-color="font-color" officeooo:rsid="001a28d7"/>
    </style:style>
    <style:style style:name="T9" style:family="text">
      <style:text-properties style:text-underline-style="none" officeooo:rsid="001826e6"/>
    </style:style>
    <style:style style:name="T10" style:family="text">
      <style:text-properties style:text-underline-style="none" officeooo:rsid="001a28d7"/>
    </style:style>
    <style:style style:name="T11" style:family="text">
      <style:text-properties officeooo:rsid="001af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8</text:p>
      <text:p text:style-name="P4">Group Name: Ignotus</text:p>
      <text:p text:style-name="P4"/>
      <text:p text:style-name="P4">Team Member Details:</text:p>
      <text:p text:style-name="P4">- Corey Hamren, <text:a xlink:type="simple" xlink:href="mailto:hamhams86@gmail.com" text:style-name="Standard" text:visited-style-name="Standard">hamhams86@gmail.com</text:a>, USA, Self-teaching, Data Science</text:p>
      <text:p text:style-name="P4">- Motamen MohammedAhmed, <text:a xlink:type="simple" xlink:href="mailto:Motamen.salih@hotmail.com" text:style-name="Internet_20_link" text:visited-style-name="Visited_20_Internet_20_Link">Motamen.salih@hotmail.com</text:a>, UAE, Zayed University, Data Science </text:p>
      <text:p text:style-name="P4">- Francis Kim, <text:a xlink:type="simple" xlink:href="mailto:fkim39@gmail.com" text:style-name="Internet_20_link" text:visited-style-name="Visited_20_Internet_20_Link">fkim39@gmail.com</text:a>, <text:a xlink:type="simple" xlink:href="mailto:Fkim39@gmail.com" text:style-name="Internet_20_link" text:visited-style-name="Visited_20_Internet_20_Link">Fkim39@gmail.com</text:a>, USA, University of Maryland, Data Science</text:p>
      <text:p text:style-name="P3">- Inna Soltsman-Groysman, <text:a xlink:type="simple" xlink:href="mailto:innasol90@gmail.com" text:style-name="Internet_20_link" text:visited-style-name="Visited_20_Internet_20_Link">innasol90@gmail.com</text:a>, USA, Data Science</text:p>
      <text:p text:style-name="P5"/>
      <text:p text:style-name="P5">Problem description:</text:p>
      <text:p text:style-name="P5"/>
      <text:p text:style-name="Text_20_body">Data understanding:</text:p>
      <text:p text:style-name="Text_20_body"/>
      <text:p text:style-name="Text_20_body">What type of data you have got for analysis:</text:p>
      <text:p text:style-name="Text_20_body"><text:tab/></text:p>
      <text:p text:style-name="Text_20_body">What are the problems in the data ( number of NA values, outliers , skewed etc):</text:p>
      <text:p text:style-name="Text_20_body"><text:tab/>- <text:span text:style-name="T1">There are no NA values, but there are some labeled as unknown in the </text:span><text:span text:style-name="T5">ntm_specialty</text:span><text:span text:style-name="T1">, </text:span><text:span text:style-name="T5">risk_segment_prior_ntm</text:span><text:span text:style-name="T1">, <text:s/></text:span><text:span text:style-name="T5">tscore_bucket_during_rx</text:span><text:span text:style-name="T1">, </text:span><text:span text:style-name="T5">change_tscore</text:span><text:span text:style-name="T1">, </text:span><text:span text:style-name="T2">and </text:span><text:span text:style-name="T5">change_risk_segment </text:span><text:span text:style-name="T9">columns</text:span></text:p>
      <text:p text:style-name="Text_20_body"><text:span text:style-name="T9"><text:tab/>- </text:span><text:span text:style-name="T8">change_t_score</text:span><text:span text:style-name="T10">, </text:span><text:span text:style-name="T8">change_risk_segment</text:span><text:span text:style-name="T10">, </text:span><text:span text:style-name="T8">tscore_bucket_during_rx</text:span><text:span text:style-name="T10">, </text:span><text:span text:style-name="T8">risk_segment_during_rx</text:span><text:span text:style-name="T10">, have ‘unknown’ as the highest value count while </text:span><text:span text:style-name="T8">change_t_score</text:span><text:span text:style-name="T10"> has it as the second highest value.</text:span></text:p>
      <text:p text:style-name="Text_20_body"><text:tab/>- <text:span text:style-name="T2">both the </text:span><text:span text:style-name="T6">count_of_risks</text:span><text:span text:style-name="T2"> and d</text:span><text:span text:style-name="T6">exa_freq_during_rx</text:span><text:span text:style-name="T2"> are skewed right, especially the </text:span><text:span text:style-name="T6">dexa_freq_during_rx</text:span><text:span text:style-name="T2"> column</text:span></text:p>
      <text:p text:style-name="Text_20_body"><text:tab/>- <text:span text:style-name="T3">the </text:span><text:span text:style-name="T7">ntm_specialist_flag</text:span><text:span text:style-name="T3"> column has many values with less than 20 counts, but others with hundreds</text:span></text:p>
      <text:p text:style-name="Text_20_body"><text:tab/>- <text:span text:style-name="T4">most of the binary columns have more than twice as man ‘</text:span><text:span text:style-name="T11">no</text:span><text:span text:style-name="T4">’ <text:s/>values than ‘</text:span><text:span text:style-name="T11">yes</text:span><text:span text:style-name="T4">’ </text:span></text:p>
      <text:p text:style-name="Text_20_body">What approaches you are trying to apply on your data set to overcome problems like NA value, outlier etc and why?:</text:p>
      <text:p text:style-name="Text_20_body"/>
      <text:p text:style-name="Text_20_body">Github Repo link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57.901301041</meta:creation-date>
    <dc:date>2021-10-06T13:08:05.401562693</dc:date>
    <meta:editing-duration>PT21M5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84" meta:character-count="1314" meta:non-whitespace-character-count="1138"/>
  </office:meta>
</office:document-meta>
</file>